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List_20_Indent">
      <style:paragraph-properties fo:margin-left="0in" fo:margin-right="0in" fo:text-indent="0in" style:auto-text-indent="false"/>
    </style:style>
    <style:style style:name="P7" style:family="paragraph" style:parent-style-name="List_20_Indent">
      <style:paragraph-properties fo:margin-left="0.1972in" fo:margin-right="0in" fo:text-indent="0in" style:auto-text-indent="false"/>
    </style:style>
    <style:style style:name="P8" style:family="paragraph" style:parent-style-name="Standard" style:list-style-name="L19">
      <style:text-properties fo:font-weight="normal" style:font-weight-asian="normal" style:font-weight-complex="normal"/>
    </style:style>
    <style:style style:name="P9" style:family="paragraph" style:parent-style-name="Standard" style:list-style-name="L19">
      <style:text-properties fo:font-weight="normal" style:font-weight-asian="normal" style:font-weight-complex="normal"/>
    </style:style>
    <style:style style:name="P10" style:family="paragraph" style:parent-style-name="Standard" style:list-style-name="L19">
      <style:text-properties fo:font-weight="normal" style:font-weight-asian="normal" style:font-weight-complex="normal"/>
    </style:style>
    <style:style style:name="P11" style:family="paragraph" style:parent-style-name="Standard" style:list-style-name="L19">
      <style:text-properties fo:font-weight="normal" style:font-weight-asian="normal" style:font-weight-complex="normal"/>
    </style:style>
    <style:style style:name="P12" style:family="paragraph" style:parent-style-name="Standard" style:list-style-name="L13"/>
    <style:style style:name="P13" style:family="paragraph" style:parent-style-name="Standard" style:list-style-name="L13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14"/>
    <style:style style:name="P17" style:family="paragraph" style:parent-style-name="Standard" style:list-style-name="L14"/>
    <style:style style:name="P18" style:family="paragraph" style:parent-style-name="Standard" style:list-style-name="L14"/>
    <style:style style:name="P19" style:family="paragraph" style:parent-style-name="Standard" style:list-style-name="L14"/>
    <style:style style:name="P20" style:family="paragraph" style:parent-style-name="Standard" style:list-style-name="L14"/>
    <style:style style:name="P21" style:family="paragraph" style:parent-style-name="Standard" style:list-style-name="L14"/>
    <style:style style:name="P22" style:family="paragraph" style:parent-style-name="Standard" style:list-style-name="L14"/>
    <style:style style:name="P23" style:family="paragraph" style:parent-style-name="Standard" style:list-style-name="L14"/>
    <style:style style:name="P24" style:family="paragraph" style:parent-style-name="Standard" style:list-style-name="L15"/>
    <style:style style:name="P25" style:family="paragraph" style:parent-style-name="Standard" style:list-style-name="L15"/>
    <style:style style:name="P26" style:family="paragraph" style:parent-style-name="Standard" style:list-style-name="L15"/>
    <style:style style:name="P27" style:family="paragraph" style:parent-style-name="Standard" style:list-style-name="L15"/>
    <style:style style:name="P28" style:family="paragraph" style:parent-style-name="Standard" style:list-style-name="L15"/>
    <style:style style:name="P29" style:family="paragraph" style:parent-style-name="Standard" style:list-style-name="L15"/>
    <style:style style:name="P30" style:family="paragraph" style:parent-style-name="Standard" style:list-style-name="L15"/>
    <style:style style:name="P31" style:family="paragraph" style:parent-style-name="Standard" style:list-style-name="L15"/>
    <style:style style:name="P32" style:family="paragraph" style:parent-style-name="Standard" style:list-style-name="L15"/>
    <style:style style:name="P33" style:family="paragraph" style:parent-style-name="Standard" style:list-style-name="L15"/>
    <style:style style:name="P34" style:family="paragraph" style:parent-style-name="Standard" style:list-style-name="L15"/>
    <style:style style:name="P35" style:family="paragraph" style:parent-style-name="Standard" style:list-style-name="L15"/>
    <style:style style:name="P36" style:family="paragraph" style:parent-style-name="Standard" style:list-style-name="L15"/>
    <style:style style:name="P37" style:family="paragraph" style:parent-style-name="Standard" style:list-style-name="L15"/>
    <style:style style:name="P38" style:family="paragraph" style:parent-style-name="Standard" style:list-style-name="L15"/>
    <style:style style:name="P39" style:family="paragraph" style:parent-style-name="Standard" style:list-style-name="L15"/>
    <style:style style:name="P40" style:family="paragraph" style:parent-style-name="Standard" style:list-style-name="L15"/>
    <style:style style:name="P41" style:family="paragraph" style:parent-style-name="Standard" style:list-style-name="L16"/>
    <style:style style:name="P42" style:family="paragraph" style:parent-style-name="Standard" style:list-style-name="L16"/>
    <style:style style:name="P43" style:family="paragraph" style:parent-style-name="Standard" style:list-style-name="L16"/>
    <style:style style:name="P44" style:family="paragraph" style:parent-style-name="Standard" style:list-style-name="L16"/>
    <style:style style:name="P45" style:family="paragraph" style:parent-style-name="Standard" style:list-style-name="L16"/>
    <style:style style:name="P46" style:family="paragraph" style:parent-style-name="Standard" style:list-style-name="L16"/>
    <style:style style:name="P47" style:family="paragraph" style:parent-style-name="Standard" style:list-style-name="L16"/>
    <style:style style:name="P48" style:family="paragraph" style:parent-style-name="Standard" style:list-style-name="L16"/>
    <style:style style:name="P49" style:family="paragraph" style:parent-style-name="Standard" style:list-style-name="L16"/>
    <style:style style:name="P50" style:family="paragraph" style:parent-style-name="Standard" style:list-style-name="L16"/>
    <style:style style:name="P51" style:family="paragraph" style:parent-style-name="Standard" style:list-style-name="L16"/>
    <style:style style:name="P52" style:family="paragraph" style:parent-style-name="Standard" style:list-style-name="L16"/>
    <style:style style:name="P53" style:family="paragraph" style:parent-style-name="Standard" style:list-style-name="L16"/>
    <style:style style:name="P54" style:family="paragraph" style:parent-style-name="Standard" style:list-style-name="L16"/>
    <style:style style:name="P55" style:family="paragraph" style:parent-style-name="Standard" style:list-style-name="L17"/>
    <style:style style:name="P56" style:family="paragraph" style:parent-style-name="Standard" style:list-style-name="L17"/>
    <style:style style:name="P57" style:family="paragraph" style:parent-style-name="Standard" style:list-style-name="L17"/>
    <style:style style:name="P58" style:family="paragraph" style:parent-style-name="Standard" style:list-style-name="L18"/>
    <style:style style:name="P59" style:family="paragraph" style:parent-style-name="Standard" style:list-style-name="L18"/>
    <style:style style:name="P60" style:family="paragraph" style:parent-style-name="Standard" style:list-style-name="L18"/>
    <style:style style:name="P61" style:family="paragraph" style:parent-style-name="Standard" style:list-style-name="L19"/>
    <style:style style:name="P62" style:family="paragraph" style:parent-style-name="Standard" style:list-style-name="L19"/>
    <style:style style:name="P63" style:family="paragraph" style:parent-style-name="Standard" style:list-style-name="L19"/>
    <style:style style:name="P64" style:family="paragraph" style:parent-style-name="Standard" style:list-style-name="L19"/>
    <style:style style:name="P65" style:family="paragraph" style:parent-style-name="Standard" style:list-style-name="L19"/>
    <style:style style:name="P66" style:family="paragraph" style:parent-style-name="Standard" style:list-style-name="L19"/>
    <style:style style:name="P67" style:family="paragraph" style:parent-style-name="Standard" style:list-style-name="L19"/>
    <style:style style:name="P6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Geometry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Geometry Library</text:p>
          </text:index-title>
          <text:p text:style-name="P68">How to read this document<text:tab/>2</text:p>
          <text:p text:style-name="P69">XD Types<text:tab/>2</text:p>
          <text:p text:style-name="P68">Geometry Classes<text:tab/>3</text:p>
          <text:p text:style-name="P69">Rectangle Types<text:tab/>3</text:p>
          <text:p text:style-name="P70">Construction<text:tab/>4</text:p>
          <text:p text:style-name="P70">Methods<text:tab/>4</text:p>
          <text:p text:style-name="P70">Operations<text:tab/>5</text:p>
          <text:p text:style-name="P69">PlaneXD Type<text:tab/>6</text:p>
          <text:p text:style-name="P69">AxisXD Type<text:tab/>7</text:p>
          <text:p text:style-name="P70">Constants<text:tab/>7</text:p>
          <text:p text:style-name="P70">Construction<text:tab/>7</text:p>
          <text:p text:style-name="P70">Methods<text:tab/>7</text:p>
          <text:p text:style-name="P69">Types to do<text:tab/>9</text:p>
          <text:p text:style-name="P68">Utility Classes<text:tab/>9</text:p>
          <text:p text:style-name="P69">Set Types<text:tab/>9</text:p>
        </text:index-body>
      </text:table-of-content>
      <text:p text:style-name="Standard"/>
      <text:h text:style-name="P2" text:outline-level="2">How to read this document</text:h>
      <text:h text:style-name="Heading_20_4" text:outline-level="4">XD Types</text:h>
      <text:p text:style-name="Standard">Most of the common types found in the geometry library have an XD suffix in their class names, where X is a number representing dimension. <text:s/>An example of this includes Vector2D, a 2 dimensional class for representing vectors (x and y part).</text:p>
      <text:p text:style-name="Standard"/>
      <text:p text:style-name="Standard"/>
      <text:h text:style-name="P2" text:outline-level="2">Geometry Classes</text:h>
      <text:h text:style-name="Heading_20_4" text:outline-level="4">Rectangle Types</text:h>
      <text:p text:style-name="List_20_Indent"><text:span text:style-name="T1">File:</text:span> Geometry/Rect.h (all variants and utilities)</text:p>
      <text:p text:style-name="List_20_Indent"><text:span text:style-name="T1">Folder:</text:span> Geometry/Rect</text:p>
      <text:p text:style-name="List_20_Indent"><text:span text:style-name="T1">Namespace:</text:span> None</text:p>
      <text:p text:style-name="Standard">The rectangle types are used to describe axis aligned volumes. <text:s/>The rectangles come in 2 dimensional and 3 dimensional variants. <text:s/>On top of that, there are 3 further variations, each containing different pieces of information. <text:s/>Its member are accessed through access functions instead of the members directly like VectorXD. <text:s/>They are written like this so you can simple drop in the other type to produce more optimized code. <text:s/>The variations include:</text:p>
      <text:p text:style-name="Standard"/>
      <text:list text:style-name="L13">
        <text:list-item>
          <text:p text:style-name="P12"><text:span text:style-name="T1">RectXD</text:span> – Your standard rectangle containing a corner point and the width and height (aka shape). <text:s/>Probably the most average of the 3 types.</text:p>
        </text:list-item>
        <text:list-item>
          <text:p text:style-name="P12"><text:span text:style-name="T1">RadiusRectXD</text:span> – A varaition rectangle that contains a center point and the half width and half height. <text:s/>Getting the corner points is a matter of adding or subtracting the shape from the center. <text:s/>This is the fastest form for testing versus AxisXD's.</text:p>
        </text:list-item>
        <text:list-item>
          <text:p text:style-name="P12"><text:span text:style-name="T1">PairRectXD</text:span> – A variation rectangle that contains only the two corner points. <text:s/>This is the fastest form for the meat of closest point and collision testing code. <text:s/>But it's the slowest for getting the center point and shapes (regular and half).</text:p>
        </text:list-item>
      </text:list>
      <text:p text:style-name="Standard"/>
      <text:p text:style-name="Standard">Hard coding a Rectangle would look something like this:</text:p>
      <text:p text:style-name="Standard"/>
      <text:p text:style-name="List_20_Indent">// X, Y, W, H</text:p>
      <text:p text:style-name="List_20_Indent">Rect2D MyRect = Rect2D( Real(200), Real(200), Real(10), Real(20) );</text:p>
      <text:p text:style-name="List_20_Indent">// 2 Points //</text:p>
      <text:p text:style-name="List_20_Indent">PairRect2D OtherRect = PairRect2D::Pair( CornerPointA, CornerPointB );</text:p>
      <text:p text:style-name="List_20_Indent">// Center and HalfShape (10 wide, 1 tall. <text:s/>Double that for width/height //</text:p>
      <text:p text:style-name="List_20_Indent">Rect2D Shapey = Rect2D::Radius( CenterPoint, Vector2D( Ten, One ) );</text:p>
      <text:p text:style-name="List_20_Indent"/>
      <text:p text:style-name="P6">It's recommended you <text:span text:style-name="T2">typedef</text:span> the RectType, as it will make changes for optimizations easier later. <text:s/>Plus, it gives you a way to know what rectangle type a class uses.</text:p>
      <text:p text:style-name="List_20_Indent">// My rectangle type //</text:p>
      <text:p text:style-name="List_20_Indent">typedef Rect2D RectType;</text:p>
      <text:p text:style-name="List_20_Indent">RectType BoundingBox;</text:p>
      <text:p text:style-name="P7"/>
      <text:h text:style-name="Heading_20_5" text:outline-level="5">Construction</text:h>
      <text:list text:style-name="L14">
        <text:list-item>
          <text:p text:style-name="P15"><text:span text:style-name="T1">Rect2D( Real x, Real y, Real w, Real h )</text:span> – Creates a 2D rectangle with the corner position specified by x and y, and it's shape specified by w and h.</text:p>
        </text:list-item>
        <text:list-item>
          <text:p text:style-name="P15"><text:span text:style-name="T1">Rect3D( Real x, Real y, Real z, Real w, Real h, Real l )</text:span> – Creates a 3D rectangle with the corner position specified by x, y and z, and it's shape specified by w, h and l.</text:p>
        </text:list-item>
        <text:list-item>
          <text:p text:style-name="P15"><text:span text:style-name="T1">RectXD( VectorXD corner, VectorXD shape )</text:span> – Creates a rectangle from the point specified by “corner” and the shape specified by “shape”.</text:p>
        </text:list-item>
        <text:list-item>
          <text:p text:style-name="P15"><text:span text:style-name="T1">Rect2D::Pair( Real x1, Real y1, Real x2, Real y2 )</text:span> – Create a rectangle from the pair of points.</text:p>
        </text:list-item>
        <text:list-item>
          <text:p text:style-name="P15"><text:span text:style-name="T1">Rect3D::Pair( Real x1, Real y1, Real z1, Real x2, Real y2, Real z2 )</text:span> – Create a rectangle from the pair of points.</text:p>
        </text:list-item>
        <text:list-item>
          <text:p text:style-name="P15"><text:span text:style-name="T1">RectXD::Pair( VectorXD v1, VectorXD v2 )</text:span> – Create a rectangle from the pair of points.</text:p>
        </text:list-item>
        <text:list-item>
          <text:p text:style-name="P15"><text:span text:style-name="T1">Rect2D::Radius( Real cx, Real cy, Real hw, Real hh )</text:span> – Create a rectangle from the <text:span text:style-name="T2">center point</text:span> defined by cx and cy, and the <text:span text:style-name="T2">half shape</text:span> defined by hw and hh.</text:p>
        </text:list-item>
        <text:list-item>
          <text:p text:style-name="P15"><text:span text:style-name="T1">Rect3D::Radius( Real cx, Real cy, Real cz, Real hw, Real hh, Real hl )</text:span> – Create a rectangle from the <text:span text:style-name="T2">center point</text:span> defined by cx, cy, and cz, and the <text:span text:style-name="T2">half shape</text:span> defined by hw, hh, and hl.</text:p>
        </text:list-item>
        <text:list-item>
          <text:p text:style-name="P15"><text:span text:style-name="T1">RectXD::Radius( VectorXD center, VectorXD halfshape )</text:span> – Create a rectangle from the <text:span text:style-name="T2">center point</text:span> “center” and the <text:span text:style-name="T2">half shape</text:span> “halfshape”.</text:p>
        </text:list-item>
      </text:list>
      <text:p text:style-name="Standard"/>
      <text:p text:style-name="Standard">RectXD above can be substituted for RadiusRectXD and PairRectXD, and construction works exactly the same.</text:p>
      <text:h text:style-name="Heading_20_5" text:outline-level="5">Methods</text:h>
      <text:list text:style-name="L15">
        <text:list-item>
          <text:p text:style-name="P24"><text:span text:style-name="T1">.P1()</text:span> – Returns the <text:span text:style-name="T2">first point</text:span> in the Rectangle shape. <text:s/>Optimized in RectXD and PairRectXD.</text:p>
        </text:list-item>
        <text:list-item>
          <text:p text:style-name="P24"><text:span text:style-name="T1">.P2()</text:span> – Returns the <text:span text:style-name="T2">second point</text:span> in the Rectangle shape. <text:s/>Optimized in PairRectXD.</text:p>
        </text:list-item>
        <text:list-item>
          <text:p text:style-name="P24"><text:span text:style-name="T1">.Center()</text:span> – Returns the <text:span text:style-name="T2">center point</text:span> of the Rectangle. <text:s/>Optimized in RadiusRectXD.</text:p>
        </text:list-item>
      </text:list>
      <text:p text:style-name="Standard"/>
      <text:list text:style-name="L15">
        <text:list-item text:start-value="1">
          <text:p text:style-name="P24"><text:span text:style-name="T1">.Width()</text:span> – Returns the <text:span text:style-name="T2">width</text:span> of the rectangle. <text:s/>Optimized in RectXD.</text:p>
        </text:list-item>
        <text:list-item>
          <text:p text:style-name="P24"><text:span text:style-name="T1">.Height()</text:span> – Returns the <text:span text:style-name="T2">height</text:span> of the rectangle. <text:s/>Optimized in RectXD.</text:p>
        </text:list-item>
        <text:list-item>
          <text:p text:style-name="P24"><text:span text:style-name="T1">.Length()</text:span> – Returns the length of the rectangle. <text:s/>Optimized in RectXD. <text:s/><text:span text:style-name="T1">3D</text:span> only.</text:p>
        </text:list-item>
        <text:list-item>
          <text:p text:style-name="P24"><text:span text:style-name="T1">.Shape()</text:span> – Returns a vector describing the <text:span text:style-name="T2">shape</text:span> of the rectangle (i.e. A dimension in each part x, y, z). <text:s/>Optimized in RectXD.</text:p>
        </text:list-item>
      </text:list>
      <text:p text:style-name="Standard"/>
      <text:list text:style-name="L15">
        <text:list-item text:start-value="1">
          <text:p text:style-name="P24"><text:span text:style-name="T1">.HalfWidth()</text:span> – Returns the <text:span text:style-name="T2">half width</text:span> of the rectangle. <text:s/>Optimized in RadiusRectXD.</text:p>
        </text:list-item>
        <text:list-item>
          <text:p text:style-name="P24"><text:span text:style-name="T1">.HalfHeight()</text:span> – Returns the <text:span text:style-name="T2">half height</text:span> of the rectangle. <text:s/>Optimized in RadiusRectXD.</text:p>
        </text:list-item>
        <text:list-item>
          <text:p text:style-name="P24"><text:span text:style-name="T1">.HalfLength()</text:span> – Returns the <text:span text:style-name="T2">half length</text:span> of the rectangle. <text:s/>Optimized in RadiusRectXD. <text:s/><text:span text:style-name="T1">3D</text:span> only.</text:p>
        </text:list-item>
        <text:list-item>
          <text:p text:style-name="P24"><text:span text:style-name="T1">.HalfShape()</text:span> – Returns a vector describing the half shape of the rectangle (i.e. A dimension in each part x, y, z). <text:s/>Optimized in RadiusRectXD.</text:p>
        </text:list-item>
      </text:list>
      <text:p text:style-name="Standard"/>
      <text:list text:style-name="L15">
        <text:list-item text:start-value="1">
          <text:p text:style-name="P24"><text:span text:style-name="T1">.Area()</text:span> – Returns the area measurement of the shape. <text:s/><text:span text:style-name="T1">2D</text:span> only.</text:p>
        </text:list-item>
        <text:list-item>
          <text:p text:style-name="P24"><text:span text:style-name="T1">.Volume()</text:span> – Returns the volume measurement of the shape. <text:s/><text:span text:style-name="T1">3D</text:span> only.</text:p>
        </text:list-item>
      </text:list>
      <text:p text:style-name="Standard"/>
      <text:list text:style-name="L15">
        <text:list-item text:start-value="1">
          <text:p text:style-name="P24"><text:span text:style-name="T1">.ClosestPoint( VectorXD Vs )</text:span> – Returns a vector of the closest point in or on the rectangle. <text:s/>If the Vs point was inside, the original point is returned.</text:p>
        </text:list-item>
      </text:list>
      <text:p text:style-name="Standard"/>
      <text:list text:style-name="L15">
        <text:list-item text:start-value="1">
          <text:p text:style-name="P24"><text:span text:style-name="T1">.ToRect()</text:span> – Convert to the Rect variant.</text:p>
        </text:list-item>
        <text:list-item>
          <text:p text:style-name="P24"><text:span text:style-name="T1">.ToRadiusRect()</text:span> – Convert to the RadiusRect variant.</text:p>
        </text:list-item>
        <text:list-item>
          <text:p text:style-name="P24"><text:span text:style-name="T1">.ToPairRect()</text:span> – Convert to the PairRect variant.</text:p>
        </text:list-item>
      </text:list>
      <text:h text:style-name="Heading_20_5" text:outline-level="5">Operations</text:h>
      <text:list text:style-name="L16">
        <text:list-item>
          <text:p text:style-name="P41"><text:span text:style-name="T1">RectXD == RectXD</text:span> – Returns true if the two rectangles intersect.</text:p>
        </text:list-item>
        <text:list-item>
          <text:p text:style-name="P41"><text:span text:style-name="T1">RadiusRectXD == RadiusRectXD</text:span> – Returns true if the two rectangles intersect.</text:p>
        </text:list-item>
        <text:list-item>
          <text:p text:style-name="P41"><text:span text:style-name="T1">PairRectXD == PairRectXD</text:span> – Returns true if the two rectangles intersect.</text:p>
          <text:p text:style-name="P41"/>
        </text:list-item>
        <text:list-item>
          <text:p text:style-name="P41"><text:span text:style-name="T1">RectXD + RectXD </text:span>– Returns a union rectangle (rectangle containing both).</text:p>
        </text:list-item>
        <text:list-item>
          <text:p text:style-name="P41"><text:span text:style-name="T1">RadiusRectXD + RadiusRectXD </text:span>– Returns a union rectangle (rectangle containing both).</text:p>
        </text:list-item>
        <text:list-item>
          <text:p text:style-name="P41"><text:span text:style-name="T1">PairRectXD + PairRectXD </text:span>– Returns a union rectangle (rectangle containing both).</text:p>
          <text:p text:style-name="P41"/>
        </text:list-item>
        <text:list-item>
          <text:p text:style-name="P41"><text:span text:style-name="T1">RectXD - RectXD </text:span>– Returns a difference rectangle (rectangle where both cross).</text:p>
        </text:list-item>
        <text:list-item>
          <text:p text:style-name="P41"><text:span text:style-name="T1">RadiusRectXD - RadiusRectXD </text:span>– Returns a difference rectangle (rectangle where both cross).</text:p>
        </text:list-item>
        <text:list-item>
          <text:p text:style-name="P41"><text:span text:style-name="T1">PairRectXD - PairRectXD </text:span>– Returns a difference rectangle (rectangle where both cross).</text:p>
          <text:p text:style-name="P41"/>
        </text:list-item>
        <text:list-item>
          <text:p text:style-name="P41"><text:span text:style-name="T1">RectXD + VectorXD</text:span> – Offsets rectangle by an appropriate vector.</text:p>
        </text:list-item>
        <text:list-item>
          <text:p text:style-name="P41"><text:span text:style-name="T1">RectXD - VectorXD</text:span> – Offsets rectangle by an appropriate vector.</text:p>
        </text:list-item>
      </text:list>
      <text:p text:style-name="Standard"/>
      <text:h text:style-name="P3" text:outline-level="4">PlaneXD Type</text:h>
      <text:h text:style-name="Heading_20_4" text:outline-level="4"/>
      <text:h text:style-name="P3" text:outline-level="4">AxisXD Type</text:h>
      <text:p text:style-name="List_20_Indent"><text:span text:style-name="T1">File:</text:span> Geometry/Axis.h (all variants and utilities)</text:p>
      <text:p text:style-name="List_20_Indent"><text:span text:style-name="T1">Folder:</text:span> Geometry/Axis</text:p>
      <text:p text:style-name="List_20_Indent"><text:span text:style-name="T1">Namespace:</text:span> None</text:p>
      <text:p text:style-name="Standard">The AxisXD types are used to describe an axis aligned plane. <text:s/>They come in 2D and 3D variants. <text:s/>An axis is specified by one of the 3 major axis, and a single point of reference. <text:s/>This single point of reference is used in math similar to what you do to planes. <text:s/>By tracing a vector from your point to a point on the plane, you can deal with the plane as if it was local.</text:p>
      <text:p text:style-name="Standard"/>
      <text:p text:style-name="List_20_Indent">Axis2D MyAxis = Axis2D::XAxis( Vector2D( Real::One, Real::Zero );</text:p>
      <text:h text:style-name="Heading_20_5" text:outline-level="5">Constants</text:h>
      <text:list text:style-name="L17">
        <text:list-item>
          <text:p text:style-name="P55"><text:span text:style-name="T1">AxisXD::XOrigin</text:span> – An X axis at the origin.</text:p>
        </text:list-item>
        <text:list-item>
          <text:p text:style-name="P55"><text:span text:style-name="T1">AxisXD::YOrigin</text:span> – A Y axis at the origin.</text:p>
        </text:list-item>
        <text:list-item>
          <text:p text:style-name="P55"><text:span text:style-name="T1">AxisXD::ZOrigin</text:span> – A Z axis at the origin. <text:s/><text:span text:style-name="T1">3D</text:span> only.</text:p>
        </text:list-item>
      </text:list>
      <text:h text:style-name="Heading_20_5" text:outline-level="5">Construction</text:h>
      <text:list text:style-name="L18">
        <text:list-item>
          <text:p text:style-name="P58"><text:span text:style-name="T1">AxisXD::XAxis( VectorXD v )</text:span> – Create an x axis (wide) with the point of reference v.</text:p>
        </text:list-item>
        <text:list-item>
          <text:p text:style-name="P58"><text:span text:style-name="T1">AxisXD::YAxis( VectorXD v )</text:span> – Create a y axis (tall) with the point of reference v.</text:p>
        </text:list-item>
        <text:list-item>
          <text:p text:style-name="P58"><text:span text:style-name="T1">AxisXD::ZAxis( VectorXD v )</text:span> – Create a z axis (long) with the point of reference v. <text:s/><text:span text:style-name="T1">3D</text:span> only.</text:p>
        </text:list-item>
      </text:list>
      <text:h text:style-name="Heading_20_5" text:outline-level="5">Methods</text:h>
      <text:list text:style-name="L19">
        <text:list-item>
          <text:p text:style-name="P61"><text:span text:style-name="T1">.IsX()</text:span><text:span text:style-name="T3"> – Returns true if this axis is an x axis.</text:span></text:p>
        </text:list-item>
        <text:list-item>
          <text:p text:style-name="P8"><text:span text:style-name="T1">.IsX()</text:span> – Returns true if this axis is a y axis.</text:p>
        </text:list-item>
        <text:list-item>
          <text:p text:style-name="P8"><text:span text:style-name="T1">.IsZ()</text:span> – Returns true if this axis is a z axis. <text:s/><text:span text:style-name="T1">3D</text:span> Only.</text:p>
        </text:list-item>
      </text:list>
      <text:p text:style-name="P4"/>
      <text:list text:style-name="L19">
        <text:list-item text:start-value="1">
          <text:p text:style-name="P61"><text:span text:style-name="T1">.SetX()</text:span><text:span text:style-name="T3"> – Set the axis part to represent the X axis.</text:span></text:p>
        </text:list-item>
        <text:list-item>
          <text:p text:style-name="P8"><text:span text:style-name="T1">.SetY()</text:span> – Set the axis part to represent the Y axis.</text:p>
        </text:list-item>
        <text:list-item>
          <text:p text:style-name="P8"><text:span text:style-name="T1">.SetZ()</text:span> – Set the axis part to represent the Z axis. <text:s/><text:span text:style-name="T1">3D</text:span> Only.</text:p>
        </text:list-item>
      </text:list>
      <text:p text:style-name="P4"/>
      <text:list text:style-name="L19">
        <text:list-item text:start-value="1">
          <text:p text:style-name="P61"><text:span text:style-name="T1">.Test( VectorXD Vs )</text:span> – Returns a normalized Real describing which side of the axis the point is on. <text:s/>The Real will be +1 if on the positive side, and -1 if on the negative side. <text:s/>Also, in the rare case where it falls on the axis itself, 0 is returned.</text:p>
        </text:list-item>
        <text:list-item>
          <text:p text:style-name="P61"><text:span text:style-name="T1">.ClosestPoint( VectorXD Vs )</text:span> – Returns a VectorXD of the closest point on the axis.</text:p>
        </text:list-item>
      </text:list>
      <text:p text:style-name="P5"/>
      <text:list text:style-name="L19">
        <text:list-item text:start-value="1">
          <text:p text:style-name="P61"><text:span text:style-name="T1">.Test( RectXD Vs )</text:span> – Like the earlier test, this returns a Real number describing the relationship the rectangle has with the axis. <text:s/>It returns +1 if in the positive space, -1 if in the negative space, and 0 if it crosses the axis.</text:p>
        </text:list-item>
        <text:list-item>
          <text:p text:style-name="P61"><text:span text:style-name="T1">.Test( RadiusRectXD Vs )</text:span> – Like the earlier test, this returns a Real number describing the relationship the rectangle has with the axis. <text:s/>It returns +1 if in the positive space, -1 if in the negative space, and 0 if it crosses the axis. <text:s/>This is the fastest version of this code.</text:p>
        </text:list-item>
        <text:list-item>
          <text:p text:style-name="P61"><text:span text:style-name="T1">.Test( PairRectXD Vs )</text:span> – Like the earlier test, this returns a Real number describing the relationship the rectangle has with the axis. <text:s/>It returns +1 if in the positive space, -1 if in the negative space, and 0 if it crosses the axis. <text:s/>This is the slowest version of this code.</text:p>
        </text:list-item>
      </text:list>
      <text:p text:style-name="Standard"/>
      <text:h text:style-name="P3" text:outline-level="4">Types to do</text:h>
      <text:p text:style-name="Standard">Line/Line Segment?<text:line-break/>Ray's?</text:p>
      <text:p text:style-name="Standard">SphereXD, SphereRefXD</text:p>
      <text:p text:style-name="Standard"/>
      <text:h text:style-name="Heading_20_2" text:outline-level="2">Utility Classes</text:h>
      <text:h text:style-name="Heading_20_4" text:outline-level="4">Set Types</text:h>
      <text:p text:style-name="Standard">The ABSet, ABCSet, ABCDSet and ABCDESet types</text:p>
      <text:p text:style-name="Standard">Specialty RGBSet, and RGBASet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1T23:40:54</dc:date>
    <dc:language>en-US</dc:language>
    <meta:editing-cycles>130</meta:editing-cycles>
    <meta:editing-duration>PT14H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115" meta:word-count="1402" meta:character-count="8482"/>
  </office:meta>
</office:document-meta>
</file>